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nterpolat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 table:formula="of:=ROUNDUP([.B25]*[.D26])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 table:formula="of:=ROUNDUP([.B26]*[.D27])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 table:formula="of:=ROUNDUP([.B27]*[.D28])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 table:formula="of:=ROUNDUP([.B28]*[.D29])"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 table:formula="of:=ROUNDUP([.B29]*[.D30])"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 table:formula="of:=ROUNDUP([.B30]*[.D31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 table:formula="of:=ROUNDUP([.B31]*[.D32])"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 table:formula="of:=ROUNDUP([.B32]*[.D33])"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 table:formula="of:=ROUNDUP([.B33]*[.D34])"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 table:formula="of:=ROUNDUP([.B34]*[.D35])"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 table:formula="of:=ROUNDUP([.B35]*[.D36])"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 table:formula="of:=ROUNDUP([.B36]*[.D37])"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 table:formula="of:=ROUNDUP([.B37]*[.D38])" office:value-type="float" office:value="74" calcext:value-type="float">
            <text:p>74</text:p>
          </table:table-cell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 table:formula="of:=ROUNDUP([.B38]*[.D39])"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 table:formula="of:=ROUNDUP([.B39]*[.D40])" office:value-type="float" office:value="116" calcext:value-type="float">
            <text:p>116</text:p>
          </table:table-cell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 table:formula="of:=ROUNDUP([.B40]*[.D41])"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 table:formula="of:=ROUNDUP([.B41]*[.D42])" office:value-type="float" office:value="112" calcext:value-type="float">
            <text:p>112</text:p>
          </table:table-cell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date" office:date-value="2020-05-10" calcext:value-type="date">
            <text:p>10.05.202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5-11" calcext:value-type="date">
            <text:p>11.05.2020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date" office:date-value="2020-05-12" calcext:value-type="date">
            <text:p>12.05.2020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date" office:date-value="2020-05-13" calcext:value-type="date">
            <text:p>13.05.202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date" office:date-value="2020-05-14" calcext:value-type="date">
            <text:p>14.05.202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 table:number-rows-repeated="104850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2:37:50.266993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22:37:53.380807775</dc:date>
    <meta:editing-duration>PT54M49S</meta:editing-duration>
    <meta:editing-cycles>21</meta:editing-cycles>
    <meta:generator>LibreOffice/6.0.7.3$Linux_X86_64 LibreOffice_project/00m0$Build-3</meta:generator>
    <meta:document-statistic meta:table-count="1" meta:cell-count="284" meta:object-count="0"/>
  </office:meta>
</office:document-meta>
</file>